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me : Esra</text:p>
      <text:p text:style-name="Standard">Password : 123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4T17:57:49.51</meta:creation-date>
    <dc:date>2023-04-11T13:19:54.94</dc:date>
    <meta:editing-duration>PT1H22M36S</meta:editing-duration>
    <meta:editing-cycles>22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10" meta:character-count="52"/>
  </office:meta>
</office:document-meta>
</file>